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" style:family="table-cell" style:parent-style-name="Normal_32_2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2">
          <table:table-cell office:value-type="float" office:value="232410028" table:style-name="ce2">
            <text:p>232410028</text:p>
          </table:table-cell>
          <table:table-cell office:value-type="string" table:style-name="ce3">
            <text:p>AKHI WAHIB RIZKY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29" table:style-name="ce2">
            <text:p>232410029</text:p>
          </table:table-cell>
          <table:table-cell office:value-type="string" table:style-name="ce3">
            <text:p>ALIVIA KAMILA ANJARSA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0" table:style-name="ce2">
            <text:p>232410030</text:p>
          </table:table-cell>
          <table:table-cell office:value-type="string" table:style-name="ce3">
            <text:p>ALVIAN ADI PERMAN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1" table:style-name="ce2">
            <text:p>232410031</text:p>
          </table:table-cell>
          <table:table-cell office:value-type="string" table:style-name="ce3">
            <text:p>ARINDA PUTRI PERMATASA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2" table:style-name="ce2">
            <text:p>232410032</text:p>
          </table:table-cell>
          <table:table-cell office:value-type="string" table:style-name="ce3">
            <text:p>BUNGA FITRI WULANDA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3" table:style-name="ce2">
            <text:p>232410033</text:p>
          </table:table-cell>
          <table:table-cell office:value-type="string" table:style-name="ce3">
            <text:p>DEVINTHA AYUNDHI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4" table:style-name="ce2">
            <text:p>232410034</text:p>
          </table:table-cell>
          <table:table-cell office:value-type="string" table:style-name="ce3">
            <text:p>DISCA FAREL JULIANTY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5" table:style-name="ce2">
            <text:p>232410035</text:p>
          </table:table-cell>
          <table:table-cell office:value-type="string" table:style-name="ce3">
            <text:p>ELLENA PUTRI DENY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6" table:style-name="ce2">
            <text:p>232410036</text:p>
          </table:table-cell>
          <table:table-cell office:value-type="string" table:style-name="ce3">
            <text:p>FAHRI HASAN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7" table:style-name="ce2">
            <text:p>232410037</text:p>
          </table:table-cell>
          <table:table-cell office:value-type="string" table:style-name="ce3">
            <text:p>FATIYAH NUR KHOLILA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8" table:style-name="ce2">
            <text:p>232410038</text:p>
          </table:table-cell>
          <table:table-cell office:value-type="string" table:style-name="ce3">
            <text:p>GALI PRASTIO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39" table:style-name="ce2">
            <text:p>232410039</text:p>
          </table:table-cell>
          <table:table-cell office:value-type="string" table:style-name="ce3">
            <text:p>KEYSHA MAULIDA DWINAND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40" table:style-name="ce2">
            <text:p>232410040</text:p>
          </table:table-cell>
          <table:table-cell office:value-type="string" table:style-name="ce3">
            <text:p>MAYORA INDAH LEFRIAN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41" table:style-name="ce2">
            <text:p>232410041</text:p>
          </table:table-cell>
          <table:table-cell office:value-type="string" table:style-name="ce3">
            <text:p>MUHAMMAD AKHDAAN SHAVIER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42" table:style-name="ce2">
            <text:p>232410042</text:p>
          </table:table-cell>
          <table:table-cell office:value-type="string" table:style-name="ce3">
            <text:p>MUHAMMAD AZKA NAUFAL BUDRISTIANTO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43" table:style-name="ce2">
            <text:p>232410043</text:p>
          </table:table-cell>
          <table:table-cell office:value-type="string" table:style-name="ce3">
            <text:p>MUHAMMAD FAISAL ARVEL</text:p>
          </table:table-cell>
          <table:table-cell table:number-columns-repeated="16382"/>
        </table:table-row>
        <table:table-row table:style-name="ro2">
          <table:table-cell office:value-type="float" office:value="232410044" table:style-name="ce2">
            <text:p>232410044</text:p>
          </table:table-cell>
          <table:table-cell office:value-type="string" table:style-name="ce3">
            <text:p>MUHAMMAD RAFFI KHUDDIN</text:p>
          </table:table-cell>
          <table:table-cell table:number-columns-repeated="16382"/>
        </table:table-row>
        <table:table-row table:style-name="ro2">
          <table:table-cell office:value-type="float" office:value="232410045" table:style-name="ce2">
            <text:p>232410045</text:p>
          </table:table-cell>
          <table:table-cell office:value-type="string" table:style-name="ce3">
            <text:p>NADHIRA KAMILA</text:p>
          </table:table-cell>
          <table:table-cell table:number-columns-repeated="16382"/>
        </table:table-row>
        <table:table-row table:style-name="ro2">
          <table:table-cell office:value-type="float" office:value="232410046" table:style-name="ce2">
            <text:p>232410046</text:p>
          </table:table-cell>
          <table:table-cell office:value-type="string" table:style-name="ce3">
            <text:p>NAZLA ELSAYNA ZAHRATHUSITHA</text:p>
          </table:table-cell>
          <table:table-cell table:number-columns-repeated="16382"/>
        </table:table-row>
        <table:table-row table:style-name="ro2">
          <table:table-cell office:value-type="float" office:value="232410047" table:style-name="ce2">
            <text:p>232410047</text:p>
          </table:table-cell>
          <table:table-cell office:value-type="string" table:style-name="ce3">
            <text:p>NURFAJRIYATI</text:p>
          </table:table-cell>
          <table:table-cell table:number-columns-repeated="16382"/>
        </table:table-row>
        <table:table-row table:style-name="ro2">
          <table:table-cell office:value-type="float" office:value="232410048" table:style-name="ce2">
            <text:p>232410048</text:p>
          </table:table-cell>
          <table:table-cell office:value-type="string" table:style-name="ce3">
            <text:p>REHAN RIZALDI</text:p>
          </table:table-cell>
          <table:table-cell table:number-columns-repeated="16382"/>
        </table:table-row>
        <table:table-row table:style-name="ro2">
          <table:table-cell office:value-type="float" office:value="232410049" table:style-name="ce2">
            <text:p>232410049</text:p>
          </table:table-cell>
          <table:table-cell office:value-type="string" table:style-name="ce3">
            <text:p>SABRINA NURHASANAH MUSTOFA</text:p>
          </table:table-cell>
          <table:table-cell table:number-columns-repeated="16382"/>
        </table:table-row>
        <table:table-row table:style-name="ro2">
          <table:table-cell office:value-type="float" office:value="232410050" table:style-name="ce2">
            <text:p>232410050</text:p>
          </table:table-cell>
          <table:table-cell office:value-type="string" table:style-name="ce3">
            <text:p>SRI FATIMAH NINGSIH</text:p>
          </table:table-cell>
          <table:table-cell table:number-columns-repeated="16382"/>
        </table:table-row>
        <table:table-row table:style-name="ro2">
          <table:table-cell office:value-type="float" office:value="232410051" table:style-name="ce2">
            <text:p>232410051</text:p>
          </table:table-cell>
          <table:table-cell office:value-type="string" table:style-name="ce3">
            <text:p>TSAMANIYAH MUMTAZAH</text:p>
          </table:table-cell>
          <table:table-cell table:number-columns-repeated="16382"/>
        </table:table-row>
        <table:table-row table:style-name="ro2">
          <table:table-cell office:value-type="float" office:value="232410052" table:style-name="ce2">
            <text:p>232410052</text:p>
          </table:table-cell>
          <table:table-cell office:value-type="string" table:style-name="ce3">
            <text:p>ZIKRA TRIYA WIGUSNA</text:p>
          </table:table-cell>
          <table:table-cell table:number-columns-repeated="16382"/>
        </table:table-row>
        <table:table-row table:style-name="ro2">
          <table:table-cell office:value-type="float" office:value="232410083" table:style-name="ce4">
            <text:p>232410083</text:p>
          </table:table-cell>
          <table:table-cell office:value-type="string" table:style-name="ce5">
            <text:p>IKHSAN HABIBATUR RAHMAN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3-12-06T09:56:31Z</dc:date>
    <meta:editing-cycles>2</meta:editing-cycles>
    <meta:editing-duration>PT161S</meta:editing-duration>
  </office:meta>
</office:document-meta>
</file>